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/>
    </style:style>
    <style:style style:name="gr2" style:family="graphic" style:parent-style-name="standard">
      <style:graphic-properties svg:stroke-color="#000000" draw:fill="solid" draw:fill-color="#4b1f6f" draw:textarea-horizontal-align="justify" draw:textarea-vertical-align="top" draw:auto-grow-height="false"/>
    </style:style>
    <style:style style:name="gr3" style:family="graphic" style:parent-style-name="standard" style:list-style-name="L2">
      <style:graphic-properties draw:stroke="none" svg:stroke-color="#000000" draw:fill="none" draw:fill-color="#ffffff" fo:min-height="3.44cm"/>
    </style:style>
    <style:style style:name="gr4" style:family="graphic" style:parent-style-name="standard" style:list-style-name="L3">
      <style:graphic-properties draw:stroke="none" svg:stroke-color="#000000" draw:fill="none" draw:fill-color="#ffffff" fo:min-height="3.29cm"/>
    </style:style>
    <style:style style:name="gr5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6" style:family="graphic" style:parent-style-name="standard" style:list-style-name="L3">
      <style:graphic-properties draw:stroke="none" svg:stroke-color="#000000" draw:fill="none" draw:fill-color="#ffffff" fo:min-height="3.29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22pt" style:font-size-asian="18pt" style:font-size-complex="18pt"/>
    </style:style>
    <style:style style:name="P2" style:family="paragraph">
      <style:paragraph-properties fo:text-align="center"/>
      <style:text-properties fo:color="#ffffff" fo:font-size="22pt" style:font-size-asian="18pt" style:font-size-complex="18pt"/>
    </style:style>
    <style:style style:name="P3" style:family="paragraph">
      <style:text-properties fo:color="#ffffff"/>
    </style:style>
    <style:style style:name="P4" style:family="paragraph">
      <style:text-properties fo:color="#000000"/>
    </style:style>
    <style:style style:name="P5" style:family="paragraph">
      <style:paragraph-properties fo:text-align="center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2.86cm" svg:height="8.89cm" svg:x="4.02cm" svg:y="2.3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22.86cm" svg:height="8.89cm" svg:x="3.42cm" svg:y="2.835cm">
            <text:p text:style-name="P1">Clien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9.525cm" svg:height="5.715cm" svg:x="4.055cm" svg:y="5.01cm">
            <text:p text:style-name="P2">Consultan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8.62cm" svg:height="3.806cm" svg:x="4.325cm" svg:y="6.265cm">
            <draw:text-box>
              <text:list text:style-name="L2">
                <text:list-item>
                  <text:list>
                    <text:list-item>
                      <text:p text:style-name="P3">Add and delete client identity</text:p>
                    </text:list-item>
                    <text:list-item>
                      <text:p text:style-name="P3">Generate/distribute keys</text:p>
                    </text:list-item>
                    <text:list-item>
                      <text:p text:style-name="P3">Has access to all client data</text:p>
                    </text:list-item>
                  </text:list>
                </text:list-item>
              </text:list>
            </draw:text-box>
          </draw:frame>
          <draw:frame draw:style-name="gr4" draw:text-style-name="P4" draw:layer="layout" svg:width="10.16cm" svg:height="3.54cm" svg:x="14.85cm" svg:y="5.98cm">
            <draw:text-box>
              <text:list text:style-name="L3">
                <text:list-item>
                  <text:list>
                    <text:list-item>
                      <text:p text:style-name="P4"><text:span text:style-name="T1">Search own data</text:span></text:p>
                    </text:list-item>
                    <text:list-item>
                      <text:p text:style-name="P4"><text:span text:style-name="T1">Insert/change own data</text:span></text:p>
                    </text:list-item>
                    <text:list-item>
                      <text:p text:style-name="P4"><text:span text:style-name="T1">Encrypt/decrypt own data</text:span></text:p>
                    </text:list-item>
                  </text:list>
                </text:list-item>
              </text:list>
            </draw:text-box>
          </draw:frame>
        </draw:g>
        <draw:g>
          <draw:custom-shape draw:style-name="gr5" draw:text-style-name="P1" draw:layer="layout" svg:width="22.86cm" svg:height="4.495cm" svg:x="3.42cm" svg:y="14.51cm">
            <text:p text:style-name="P1">Serv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4" draw:layer="layout" svg:width="12.7cm" svg:height="3.54cm" svg:x="4.39cm" svg:y="16.1cm">
            <draw:text-box>
              <text:list text:style-name="L3">
                <text:list-item>
                  <text:list>
                    <text:list-item>
                      <text:p text:style-name="P4"><text:span text:style-name="T1">Store public keys</text:span></text:p>
                    </text:list-item>
                    <text:list-item>
                      <text:p text:style-name="P4"><text:span text:style-name="T1">Encrypted data storage and search</text:span></text:p>
                    </text:list-item>
                    <text:list-item>
                      <text:p text:style-name="P4"><text:span text:style-name="T1">Query processing</text:span></text:p>
                    </text:list-item>
                  </text:list>
                </text:list-item>
              </text:list>
            </draw:text-box>
          </draw:frame>
        </draw:g>
        <draw:g>
          <draw:line draw:style-name="gr7" draw:text-style-name="P5" draw:layer="layout" svg:x1="14.533cm" svg:y1="12.125cm" svg:x2="14.533cm" svg:y2="14.03cm">
            <text:p/>
          </draw:line>
          <draw:line draw:style-name="gr7" draw:text-style-name="P5" draw:layer="layout" svg:x1="15.168cm" svg:y1="14.03cm" svg:x2="15.168cm" svg:y2="12.12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eter </meta:initial-creator>
    <meta:creation-date>2011-11-24T15:00:01</meta:creation-date>
    <dc:date>2011-11-24T15:20:47</dc:date>
    <dc:creator>Peter </dc:creator>
    <meta:editing-duration>PT00H02M23S</meta:editing-duration>
    <meta:editing-cycles>3</meta:editing-cycles>
    <meta:generator>OpenOffice.org/3.2$Linux OpenOffice.org_project/320m19$Build-9505</meta:generator>
    <meta:document-statistic meta:object-count="12"/>
  </office:meta>
</office:document-meta>
</file>